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Roboto" svg:font-family="Roboto, arial, sans-serif"/>
    <style:font-face style:name="Liberation Serif1" svg:font-family="'Liberation Serif'" style:font-family-generic="roman"/>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adb2b" officeooo:paragraph-rsid="000adb2b"/>
    </style:style>
    <style:style style:name="P2" style:family="paragraph" style:parent-style-name="Standard">
      <style:text-properties officeooo:rsid="000adb2b" officeooo:paragraph-rsid="00107fc3"/>
    </style:style>
    <style:style style:name="P3" style:family="paragraph" style:parent-style-name="Standard">
      <style:text-properties officeooo:rsid="000cd3ae" officeooo:paragraph-rsid="000cd3ae"/>
    </style:style>
    <style:style style:name="P4" style:family="paragraph" style:parent-style-name="Standard">
      <style:text-properties officeooo:rsid="000ec954" officeooo:paragraph-rsid="000ec954"/>
    </style:style>
    <style:style style:name="P5" style:family="paragraph" style:parent-style-name="Standard">
      <style:text-properties fo:font-weight="bold" officeooo:rsid="001196b9" officeooo:paragraph-rsid="001196b9" style:font-weight-asian="bold" style:font-weight-complex="bold"/>
    </style:style>
    <style:style style:name="P6" style:family="paragraph" style:parent-style-name="Standard">
      <style:text-properties fo:font-weight="bold" officeooo:rsid="0017676c" officeooo:paragraph-rsid="0017676c" style:font-weight-asian="bold" style:font-weight-complex="bold"/>
    </style:style>
    <style:style style:name="P7" style:family="paragraph" style:parent-style-name="Standard">
      <style:text-properties officeooo:paragraph-rsid="001178d1"/>
    </style:style>
    <style:style style:name="P8" style:family="paragraph" style:parent-style-name="Standard">
      <style:text-properties officeooo:rsid="000fec0c" officeooo:paragraph-rsid="00107fc3"/>
    </style:style>
    <style:style style:name="P9" style:family="paragraph" style:parent-style-name="Standard">
      <style:text-properties fo:font-weight="normal" officeooo:rsid="001178d1" officeooo:paragraph-rsid="001178d1" style:font-weight-asian="normal" style:font-weight-complex="normal"/>
    </style:style>
    <style:style style:name="P10" style:family="paragraph" style:parent-style-name="Standard">
      <style:text-properties officeooo:paragraph-rsid="0018d2c4"/>
    </style:style>
    <style:style style:name="P11" style:family="paragraph" style:parent-style-name="Standard">
      <style:text-properties officeooo:rsid="0019eed4" officeooo:paragraph-rsid="0019eed4"/>
    </style:style>
    <style:style style:name="P12" style:family="paragraph" style:parent-style-name="Standard">
      <style:text-properties style:text-underline-style="solid" style:text-underline-width="auto" style:text-underline-color="font-color" fo:font-weight="bold" officeooo:rsid="001b80f1" officeooo:paragraph-rsid="001b80f1" style:font-weight-asian="bold" style:font-weight-complex="bold"/>
    </style:style>
    <style:style style:name="P13" style:family="paragraph" style:parent-style-name="Standard">
      <style:text-properties style:text-underline-style="solid" style:text-underline-width="auto" style:text-underline-color="font-color" fo:font-weight="bold" officeooo:rsid="001d6ad8" officeooo:paragraph-rsid="001d6ad8" style:font-weight-asian="bold" style:font-weight-complex="bold"/>
    </style:style>
    <style:style style:name="P14" style:family="paragraph" style:parent-style-name="Standard">
      <style:text-properties style:text-underline-style="solid" style:text-underline-width="auto" style:text-underline-color="font-color" fo:font-weight="bold" officeooo:rsid="001d6ad8" officeooo:paragraph-rsid="001d6e1e" style:font-weight-asian="bold" style:font-weight-complex="bold"/>
    </style:style>
    <style:style style:name="P15" style:family="paragraph" style:parent-style-name="Standard">
      <style:text-properties style:text-underline-style="solid" style:text-underline-width="auto" style:text-underline-color="font-color" fo:font-weight="bold" officeooo:rsid="001d6ad8" officeooo:paragraph-rsid="0022f330" style:font-weight-asian="bold" style:font-weight-complex="bold"/>
    </style:style>
    <style:style style:name="P16" style:family="paragraph" style:parent-style-name="Standard">
      <style:text-properties officeooo:rsid="001b80f1" officeooo:paragraph-rsid="001b80f1"/>
    </style:style>
    <style:style style:name="P17" style:family="paragraph" style:parent-style-name="Standard">
      <style:text-properties officeooo:rsid="001b80f1" officeooo:paragraph-rsid="001d6ad8"/>
    </style:style>
    <style:style style:name="P18" style:family="paragraph" style:parent-style-name="Standard">
      <style:text-properties style:text-position="0% 100%" officeooo:rsid="001b80f1" officeooo:paragraph-rsid="001b80f1"/>
    </style:style>
    <style:style style:name="P19" style:family="paragraph" style:parent-style-name="Standard">
      <style:text-properties officeooo:paragraph-rsid="001d6e1e"/>
    </style:style>
    <style:style style:name="P20" style:family="paragraph" style:parent-style-name="Standard">
      <style:text-properties officeooo:rsid="0017676c" officeooo:paragraph-rsid="0017676c"/>
    </style:style>
    <style:style style:name="P21" style:family="paragraph" style:parent-style-name="Standard">
      <style:text-properties officeooo:rsid="0017676c" officeooo:paragraph-rsid="001e4eab"/>
    </style:style>
    <style:style style:name="P22" style:family="paragraph" style:parent-style-name="Standard">
      <style:text-properties style:text-underline-style="none" fo:font-weight="normal" officeooo:rsid="001d6ad8" officeooo:paragraph-rsid="0022f330" style:font-weight-asian="normal" style:font-weight-complex="normal"/>
    </style:style>
    <style:style style:name="P23" style:family="paragraph" style:parent-style-name="Standard">
      <style:text-properties style:text-underline-style="none" fo:font-weight="normal" officeooo:rsid="002499cd" officeooo:paragraph-rsid="002499cd" style:font-weight-asian="normal" style:font-weight-complex="normal"/>
    </style:style>
    <style:style style:name="P24" style:family="paragraph" style:parent-style-name="Standard">
      <style:text-properties style:text-underline-style="none" fo:font-weight="normal" officeooo:rsid="00267ca4" officeooo:paragraph-rsid="00287b9a" style:font-weight-asian="normal" style:font-weight-complex="normal"/>
    </style:style>
    <style:style style:name="P25" style:family="paragraph" style:parent-style-name="Standard">
      <style:text-properties style:text-underline-style="none" fo:font-weight="normal" officeooo:rsid="00294160" officeooo:paragraph-rsid="00294160" style:font-weight-asian="normal" style:font-weight-complex="normal"/>
    </style:style>
    <style:style style:name="P26" style:family="paragraph" style:parent-style-name="Standard">
      <style:text-properties style:text-underline-style="none" fo:font-weight="normal" officeooo:rsid="00294160" officeooo:paragraph-rsid="00296497" style:font-weight-asian="normal" style:font-weight-complex="normal"/>
    </style:style>
    <style:style style:name="P27" style:family="paragraph" style:parent-style-name="Standard">
      <style:text-properties style:text-underline-style="none" fo:font-weight="normal" officeooo:rsid="00294160" officeooo:paragraph-rsid="002b43cb" style:font-weight-asian="normal" style:font-weight-complex="normal"/>
    </style:style>
    <style:style style:name="P28" style:family="paragraph" style:parent-style-name="Standard">
      <style:text-properties style:text-underline-style="none" fo:font-weight="normal" officeooo:rsid="00294160" officeooo:paragraph-rsid="002cd041" style:font-weight-asian="normal" style:font-weight-complex="normal"/>
    </style:style>
    <style:style style:name="P29" style:family="paragraph" style:parent-style-name="Standard">
      <style:text-properties style:text-underline-style="none" fo:font-weight="normal" officeooo:rsid="00303354" officeooo:paragraph-rsid="003508a1" style:font-weight-asian="normal" style:font-weight-complex="normal"/>
    </style:style>
    <style:style style:name="P30" style:family="paragraph" style:parent-style-name="Standard">
      <style:text-properties style:text-underline-style="none" fo:font-weight="normal" officeooo:rsid="00336117" officeooo:paragraph-rsid="00336117" style:font-weight-asian="normal" style:font-weight-complex="normal"/>
    </style:style>
    <style:style style:name="P31" style:family="paragraph" style:parent-style-name="Standard">
      <style:text-properties style:text-underline-style="none" fo:font-weight="normal" officeooo:rsid="00366455" officeooo:paragraph-rsid="00366455" style:font-weight-asian="normal" style:font-weight-complex="normal"/>
    </style:style>
    <style:style style:name="P32" style:family="paragraph" style:parent-style-name="Standard">
      <style:text-properties officeooo:paragraph-rsid="002499cd"/>
    </style:style>
    <style:style style:name="P33" style:family="paragraph" style:parent-style-name="Standard">
      <style:text-properties fo:font-weight="bold" officeooo:rsid="0017676c" officeooo:paragraph-rsid="0017676c" style:font-weight-asian="bold" style:font-weight-complex="bold"/>
    </style:style>
    <style:style style:name="P34" style:family="paragraph" style:parent-style-name="Standard">
      <style:text-properties fo:font-weight="bold" officeooo:rsid="0017676c" officeooo:paragraph-rsid="001e4eab" style:font-weight-asian="bold" style:font-weight-complex="bold"/>
    </style:style>
    <style:style style:name="P35" style:family="paragraph" style:parent-style-name="Standard">
      <style:text-properties style:text-position="0% 100%" style:font-name="Liberation Serif1" style:text-underline-style="none" fo:font-weight="normal" officeooo:rsid="002499cd" officeooo:paragraph-rsid="002499cd" style:font-name-asian="Liberation Serif1" style:font-weight-asian="normal" style:font-name-complex="Liberation Serif1" style:font-weight-complex="normal"/>
    </style:style>
    <style:style style:name="P36" style:family="paragraph" style:parent-style-name="Standard">
      <style:text-properties style:text-position="0% 100%" style:font-name="Liberation Serif1" style:text-underline-style="none" fo:font-weight="normal" officeooo:rsid="002da3a8" officeooo:paragraph-rsid="002ecde2" style:font-name-asian="Liberation Serif1" style:font-weight-asian="normal" style:font-name-complex="Liberation Serif1" style:font-weight-complex="normal"/>
    </style:style>
    <style:style style:name="P37" style:family="paragraph" style:parent-style-name="Standard">
      <style:text-properties style:text-position="0% 100%" style:font-name="Liberation Serif1" style:text-underline-style="none" fo:font-weight="normal" officeooo:rsid="002da3a8" officeooo:paragraph-rsid="002da3a8" style:font-name-asian="Liberation Serif1" style:font-weight-asian="normal" style:font-name-complex="Liberation Serif1" style:font-weight-complex="normal"/>
    </style:style>
    <style:style style:name="P38" style:family="paragraph" style:parent-style-name="Standard">
      <style:text-properties style:text-position="0% 100%" style:font-name="Liberation Serif1" style:text-underline-style="none" fo:font-weight="normal" officeooo:rsid="002ecde2" officeooo:paragraph-rsid="002ecde2" style:font-name-asian="Liberation Serif1" style:font-weight-asian="normal" style:font-name-complex="Liberation Serif1" style:font-weight-complex="normal"/>
    </style:style>
    <style:style style:name="P39" style:family="paragraph" style:parent-style-name="Standard">
      <style:text-properties style:text-position="0% 100%" style:font-name="Liberation Serif1" style:text-underline-style="none" fo:font-weight="normal" officeooo:rsid="00303354" officeooo:paragraph-rsid="00303354" style:font-name-asian="Liberation Serif1" style:font-weight-asian="normal" style:font-name-complex="Liberation Serif1" style:font-weight-complex="normal"/>
    </style:style>
    <style:style style:name="P40" style:family="paragraph" style:parent-style-name="Standard">
      <style:text-properties style:text-position="0% 100%" style:font-name="Liberation Serif1" style:text-underline-style="none" fo:font-weight="normal" officeooo:rsid="00303354" officeooo:paragraph-rsid="003508a1" style:font-name-asian="Liberation Serif1" style:font-weight-asian="normal" style:font-name-complex="Liberation Serif1" style:font-weight-complex="normal"/>
    </style:style>
    <style:style style:name="P41" style:family="paragraph" style:parent-style-name="Standard">
      <style:text-properties style:text-position="0% 100%" style:font-name="Liberation Serif1" style:text-underline-style="none" fo:font-weight="normal" officeooo:rsid="00333aac" officeooo:paragraph-rsid="00333aac" style:font-name-asian="Liberation Serif1" style:font-weight-asian="normal" style:font-name-complex="Liberation Serif1" style:font-weight-complex="normal"/>
    </style:style>
    <style:style style:name="P42" style:family="paragraph" style:parent-style-name="Standard">
      <style:text-properties style:text-position="0% 100%" style:font-name="Liberation Serif1" style:text-underline-style="none" fo:font-weight="normal" officeooo:rsid="00336117" officeooo:paragraph-rsid="00336117" style:font-name-asian="Liberation Serif1" style:font-weight-asian="normal" style:font-name-complex="Liberation Serif1" style:font-weight-complex="normal"/>
    </style:style>
    <style:style style:name="P43" style:family="paragraph" style:parent-style-name="Standard">
      <style:text-properties style:text-position="0% 100%" style:font-name="Liberation Serif1" style:text-underline-style="none" fo:font-weight="normal" officeooo:rsid="003508a1" officeooo:paragraph-rsid="003508a1" style:font-name-asian="Liberation Serif1" style:font-weight-asian="normal" style:font-name-complex="Liberation Serif1" style:font-weight-complex="normal"/>
    </style:style>
    <style:style style:name="P44" style:family="paragraph" style:parent-style-name="Standard">
      <style:text-properties style:text-position="0% 100%" style:font-name="Liberation Serif1" style:text-underline-style="none" fo:font-weight="normal" officeooo:rsid="003508a1" officeooo:paragraph-rsid="00366455" style:font-name-asian="Liberation Serif1" style:font-weight-asian="normal" style:font-name-complex="Liberation Serif1" style:font-weight-complex="normal"/>
    </style:style>
    <style:style style:name="P45" style:family="paragraph" style:parent-style-name="Standard">
      <style:text-properties style:text-position="0% 100%" style:font-name="Liberation Serif1" style:text-underline-style="none" fo:font-weight="normal" officeooo:rsid="003508a1" officeooo:paragraph-rsid="0037184e" style:font-name-asian="Liberation Serif1" style:font-weight-asian="normal" style:font-name-complex="Liberation Serif1" style:font-weight-complex="normal"/>
    </style:style>
    <style:style style:name="P46" style:family="paragraph" style:parent-style-name="Standard">
      <style:text-properties style:text-position="0% 100%" style:font-name="Liberation Serif1" style:text-underline-style="none" fo:font-weight="normal" officeooo:rsid="00366455" officeooo:paragraph-rsid="00366455" style:font-name-asian="Liberation Serif1" style:font-weight-asian="normal" style:font-name-complex="Liberation Serif1" style:font-weight-complex="normal"/>
    </style:style>
    <style:style style:name="P47" style:family="paragraph" style:parent-style-name="Standard">
      <style:text-properties style:text-position="0% 100%" style:font-name="Liberation Serif1" style:text-underline-style="solid" style:text-underline-width="auto" style:text-underline-color="font-color" fo:font-weight="bold" officeooo:rsid="002da3a8" officeooo:paragraph-rsid="002da3a8" style:font-name-asian="Liberation Serif1" style:font-weight-asian="bold" style:font-name-complex="Liberation Serif1" style:font-weight-complex="bold"/>
    </style:style>
    <style:style style:name="P48" style:family="paragraph" style:parent-style-name="Standard">
      <style:text-properties style:text-position="0% 100%" style:font-name="Liberation Serif1" style:text-underline-style="solid" style:text-underline-width="auto" style:text-underline-color="font-color" fo:font-weight="bold" officeooo:rsid="00373b94" officeooo:paragraph-rsid="00373b94" style:font-name-asian="Liberation Serif1" style:font-weight-asian="bold" style:font-name-complex="Liberation Serif1" style:font-weight-complex="bold"/>
    </style:style>
    <style:style style:name="P49" style:family="paragraph" style:parent-style-name="Standard">
      <style:text-properties style:text-position="0% 100%" style:font-name="Liberation Serif1" fo:font-size="11pt" style:text-underline-style="solid" style:text-underline-width="auto" style:text-underline-color="font-color" fo:font-weight="bold" officeooo:rsid="0007b2b2" officeooo:paragraph-rsid="0038eabc" style:font-name-asian="Liberation Serif1" style:font-size-asian="11pt" style:font-weight-asian="bold" style:font-name-complex="Liberation Serif1" style:font-size-complex="11pt" style:font-weight-complex="bold"/>
    </style:style>
    <style:style style:name="P50" style:family="paragraph" style:parent-style-name="Standard">
      <style:text-properties style:text-underline-style="solid" style:text-underline-width="auto" style:text-underline-color="font-color" fo:font-weight="bold" officeooo:rsid="00057090" officeooo:paragraph-rsid="0038eabc" style:font-weight-asian="bold" style:font-weight-complex="bold"/>
    </style:style>
    <style:style style:name="P51" style:family="paragraph" style:parent-style-name="Standard">
      <style:text-properties style:text-underline-style="solid" style:text-underline-width="auto" style:text-underline-color="font-color" fo:font-weight="bold" officeooo:rsid="00023ef6" officeooo:paragraph-rsid="0038eabc" style:font-weight-asian="bold" style:font-weight-complex="bold"/>
    </style:style>
    <style:style style:name="P52" style:family="paragraph" style:parent-style-name="Standard">
      <style:text-properties fo:font-size="11pt" style:text-underline-style="none" fo:font-weight="normal" officeooo:rsid="00023ef6" officeooo:paragraph-rsid="0038eabc" style:font-size-asian="11pt" style:font-weight-asian="normal" style:font-size-complex="11pt" style:font-weight-complex="normal"/>
    </style:style>
    <style:style style:name="P53" style:family="paragraph" style:parent-style-name="Standard">
      <style:text-properties fo:font-size="11pt" style:text-underline-style="none" fo:font-weight="normal" officeooo:rsid="00042d68" officeooo:paragraph-rsid="0038eabc" style:font-size-asian="11pt" style:font-weight-asian="normal" style:font-size-complex="11pt" style:font-weight-complex="normal"/>
    </style:style>
    <style:style style:name="P54" style:family="paragraph" style:parent-style-name="Standard">
      <style:text-properties fo:font-size="11pt" style:text-underline-style="none" fo:font-weight="normal" officeooo:rsid="00057090" officeooo:paragraph-rsid="0038eabc" style:font-size-asian="11pt" style:font-weight-asian="normal" style:font-size-complex="11pt" style:font-weight-complex="normal"/>
    </style:style>
    <style:style style:name="P55" style:family="paragraph" style:parent-style-name="Standard">
      <style:text-properties fo:font-size="11pt" style:text-underline-style="solid" style:text-underline-width="auto" style:text-underline-color="font-color" fo:font-weight="bold" officeooo:rsid="00057090" officeooo:paragraph-rsid="0038eabc" style:font-size-asian="11pt" style:font-weight-asian="bold" style:font-size-complex="11pt" style:font-weight-complex="bold"/>
    </style:style>
    <style:style style:name="P56" style:family="paragraph" style:parent-style-name="Standard">
      <style:paragraph-properties fo:break-before="page"/>
      <style:text-properties style:text-position="0% 100%" style:font-name="Liberation Serif1" style:text-underline-style="none" fo:font-weight="normal" officeooo:rsid="00303354" officeooo:paragraph-rsid="00303354" style:font-name-asian="Liberation Serif1" style:font-weight-asian="normal" style:font-name-complex="Liberation Serif1" style:font-weight-complex="normal"/>
    </style:style>
    <style:style style:name="T1" style:family="text">
      <style:text-properties fo:font-weight="normal" style:font-weight-asian="normal" style:font-weight-complex="normal"/>
    </style:style>
    <style:style style:name="T2" style:family="text">
      <style:text-properties fo:font-weight="normal" officeooo:rsid="001178d1" style:font-weight-asian="normal" style:font-weight-complex="normal"/>
    </style:style>
    <style:style style:name="T3" style:family="text">
      <style:text-properties fo:font-variant="normal" fo:text-transform="none" fo:color="#202124" loext:opacity="100%" style:font-name="Roboto" fo:font-size="12pt" fo:letter-spacing="normal" fo:font-style="normal" fo:font-weight="normal" style:font-weight-asian="normal" style:font-weight-complex="normal"/>
    </style:style>
    <style:style style:name="T4" style:family="text">
      <style:text-properties fo:font-weight="bold" style:font-weight-asian="bold" style:font-weight-complex="bold"/>
    </style:style>
    <style:style style:name="T5" style:family="text">
      <style:text-properties fo:font-weight="bold" officeooo:rsid="001178d1" style:font-weight-asian="bold" style:font-weight-complex="bold"/>
    </style:style>
    <style:style style:name="T6" style:family="text">
      <style:text-properties fo:font-weight="bold" officeooo:rsid="0017676c" style:font-weight-asian="bold" style:font-weight-complex="bold"/>
    </style:style>
    <style:style style:name="T7" style:family="text">
      <style:text-properties officeooo:rsid="001542e5"/>
    </style:style>
    <style:style style:name="T8" style:family="text">
      <style:text-properties officeooo:rsid="001687eb"/>
    </style:style>
    <style:style style:name="T9" style:family="text">
      <style:text-properties officeooo:rsid="0017676c"/>
    </style:style>
    <style:style style:name="T10" style:family="text">
      <style:text-properties officeooo:rsid="0018d2c4"/>
    </style:style>
    <style:style style:name="T11" style:family="text">
      <style:text-properties style:text-position="super 58%"/>
    </style:style>
    <style:style style:name="T12" style:family="text">
      <style:text-properties style:text-position="super 58%" officeooo:rsid="001fcd88"/>
    </style:style>
    <style:style style:name="T13" style:family="text">
      <style:text-properties style:text-position="super 58%" style:font-name="Liberation Serif1" style:font-name-asian="Liberation Serif1" style:font-name-complex="Liberation Serif1"/>
    </style:style>
    <style:style style:name="T14" style:family="text">
      <style:text-properties style:text-position="super 58%" style:font-name="Liberation Serif1" officeooo:rsid="002499cd" style:font-name-asian="Liberation Serif1" style:font-name-complex="Liberation Serif1"/>
    </style:style>
    <style:style style:name="T15" style:family="text">
      <style:text-properties style:text-position="0% 100%"/>
    </style:style>
    <style:style style:name="T16" style:family="text">
      <style:text-properties style:text-position="0% 100%" officeooo:rsid="0022f330"/>
    </style:style>
    <style:style style:name="T17" style:family="text">
      <style:text-properties style:text-position="0% 100%" style:font-name="Liberation Serif1" style:font-name-asian="Liberation Serif1" style:font-name-complex="Liberation Serif1"/>
    </style:style>
    <style:style style:name="T18" style:family="text">
      <style:text-properties style:text-position="0% 100%" style:font-name="Liberation Serif1" officeooo:rsid="002499cd" style:font-name-asian="Liberation Serif1" style:font-name-complex="Liberation Serif1"/>
    </style:style>
    <style:style style:name="T19" style:family="text">
      <style:text-properties style:text-position="0% 100%" style:font-name="Liberation Serif1" officeooo:rsid="00287b9a" style:font-name-asian="Liberation Serif1" style:font-name-complex="Liberation Serif1"/>
    </style:style>
    <style:style style:name="T20" style:family="text">
      <style:text-properties style:text-position="0% 100%" style:font-name="Liberation Serif1" officeooo:rsid="00267ca4" style:font-name-asian="Liberation Serif1" style:font-name-complex="Liberation Serif1"/>
    </style:style>
    <style:style style:name="T21" style:family="text">
      <style:text-properties style:text-position="0% 100%" style:font-name="Liberation Serif1" officeooo:rsid="002b43cb" style:font-name-asian="Liberation Serif1" style:font-name-complex="Liberation Serif1"/>
    </style:style>
    <style:style style:name="T22" style:family="text">
      <style:text-properties style:text-position="0% 100%" style:font-name="Liberation Serif1" officeooo:rsid="002cd041" style:font-name-asian="Liberation Serif1" style:font-name-complex="Liberation Serif1"/>
    </style:style>
    <style:style style:name="T23" style:family="text">
      <style:text-properties style:text-position="0% 100%" style:font-name="Liberation Serif1" officeooo:rsid="002d1877" style:font-name-asian="Liberation Serif1" style:font-name-complex="Liberation Serif1"/>
    </style:style>
    <style:style style:name="T24" style:family="text">
      <style:text-properties style:text-position="0% 100%" style:font-name="Liberation Serif1" officeooo:rsid="003508a1" style:font-name-asian="Liberation Serif1" style:font-name-complex="Liberation Serif1"/>
    </style:style>
    <style:style style:name="T25" style:family="text">
      <style:text-properties officeooo:rsid="001d6e1e"/>
    </style:style>
    <style:style style:name="T26" style:family="text">
      <style:text-properties style:text-position="sub 58%" fo:font-weight="bold" officeooo:rsid="001fcd88" style:font-weight-asian="bold" style:font-weight-complex="bold"/>
    </style:style>
    <style:style style:name="T27" style:family="text">
      <style:text-properties style:text-position="sub 58%" officeooo:rsid="001fcd88"/>
    </style:style>
    <style:style style:name="T28" style:family="text">
      <style:text-properties style:text-position="sub 58%" officeooo:rsid="00219785"/>
    </style:style>
    <style:style style:name="T29" style:family="text">
      <style:text-properties style:text-position="sub 58%" officeooo:rsid="0022f330"/>
    </style:style>
    <style:style style:name="T30" style:family="text">
      <style:text-properties style:text-position="sub 58%" style:font-name="Liberation Serif1" style:font-name-asian="Liberation Serif1" style:font-name-complex="Liberation Serif1"/>
    </style:style>
    <style:style style:name="T31" style:family="text">
      <style:text-properties style:text-position="sub 58%" style:font-name="Liberation Serif1" officeooo:rsid="002499cd" style:font-name-asian="Liberation Serif1" style:font-name-complex="Liberation Serif1"/>
    </style:style>
    <style:style style:name="T32" style:family="text">
      <style:text-properties officeooo:rsid="0022f330"/>
    </style:style>
    <style:style style:name="T33" style:family="text">
      <style:text-properties style:font-name="Liberation Serif1" style:font-name-asian="Liberation Serif1" style:font-name-complex="Liberation Serif1"/>
    </style:style>
    <style:style style:name="T34" style:family="text">
      <style:text-properties style:text-underline-style="none" fo:font-weight="normal" officeooo:rsid="002499cd" style:font-weight-asian="normal" style:font-weight-complex="normal"/>
    </style:style>
    <style:style style:name="T35" style:family="text">
      <style:text-properties officeooo:rsid="0005ad01"/>
    </style:style>
    <style:style style:name="T36" style:family="text">
      <style:text-properties officeooo:rsid="003ae3a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 <text:span text:style-name="T6">General ML Questions</text:span></text:p>
      <text:p text:style-name="P2"/>
      <text:p text:style-name="P8">With 80% accuracy in the training and 20% accuracy in the testing the model is suffering from overfitting.</text:p>
      <text:p text:style-name="P1"/>
      <text:p text:style-name="P7"><text:span text:style-name="T5">Bias </text:span><text:span text:style-name="T2">- </text:span><text:span text:style-name="T3">Bias is considered a systematic error that occurs in the machine learning model itself due to incorrect assumptions in the ML process. Technically, we can define bias as the error between average model prediction and the ground truth</text:span><text:span text:style-name="T1"> </text:span></text:p>
      <text:p text:style-name="P9"/>
      <text:p text:style-name="P5">Variance –<text:span text:style-name="T1"> The difference in fits between data sets (training and testing).</text:span></text:p>
      <text:p text:style-name="P1"/>
      <text:p text:style-name="P3">Underfitting – high bias and high variance </text:p>
      <text:p text:style-name="P3">Overfitting – low bias and high variance </text:p>
      <text:p text:style-name="P4">Most generalized model – low bias and low variance</text:p>
      <text:p text:style-name="P4"/>
      <text:p text:style-name="P4">* <text:span text:style-name="T7">removing features decreases the hypothesis space making the data less sparse and could reduce overfitting. Features that do not give enough contribution to the model will increase the model’s complexity and that will result in the model overfitting the data.</text:span></text:p>
      <text:p text:style-name="P4"/>
      <text:p text:style-name="P4">* <text:span text:style-name="T8">The best way to eliminate overfitting is to collect more data.</text:span></text:p>
      <text:p text:style-name="P4"/>
      <text:p text:style-name="P4">* <text:span text:style-name="T36">Increase K</text:span></text:p>
      <text:p text:style-name="P4"/>
      <text:p text:style-name="P20">1) <text:span text:style-name="T4">Parameter Estimation Methods</text:span></text:p>
      <text:p text:style-name="P6"/>
      <text:p text:style-name="P21"><text:span text:style-name="T4">m</text:span><text:span text:style-name="T26">i</text:span><text:span text:style-name="T4"> = number of identical male twins</text:span></text:p>
      <text:p text:style-name="P21"><text:span text:style-name="T4">f</text:span><text:span text:style-name="T26">i</text:span><text:span text:style-name="T4"> = number of identical female twins</text:span></text:p>
      <text:p text:style-name="P21"><text:span text:style-name="T4">m</text:span><text:span text:style-name="T26">f</text:span><text:span text:style-name="T4"> = number of fraternal male twins</text:span></text:p>
      <text:p text:style-name="P21"><text:span text:style-name="T4">f</text:span><text:span text:style-name="T26">f</text:span><text:span text:style-name="T4"> = number of fraternal female twins</text:span></text:p>
      <text:p text:style-name="P34">b = number of fraternal opposite gender twins </text:p>
      <text:p text:style-name="P6"/>
      <text:p text:style-name="P12">Probabilities</text:p>
      <text:p text:style-name="P12"/>
      <text:p text:style-name="P10"><text:span text:style-name="T10">Identical twins: </text:span>θ </text:p>
      <text:p text:style-name="P11">Identical male twins: θp</text:p>
      <text:p text:style-name="P11">Identical female twins: θ(1 – p)</text:p>
      <text:p text:style-name="P16">Fraternal twins: (1 – θ)</text:p>
      <text:p text:style-name="P16">Given fraternal twins, male twins: q<text:span text:style-name="T11">2</text:span></text:p>
      <text:p text:style-name="P16">Fraternal male twins: (1 – θ)q<text:span text:style-name="T11">2</text:span></text:p>
      <text:p text:style-name="P18">Fraternal female twins: (1 – θ)(1 - q)<text:span text:style-name="T11">2</text:span></text:p>
      <text:p text:style-name="P16">Opposite gender twins: 2q(1 – q)</text:p>
      <text:p text:style-name="P16">Fraternal opposite gender twins: (1 – θ)2q(1 – q)</text:p>
      <text:p text:style-name="P16"/>
      <text:p text:style-name="P13">Likelihood</text:p>
      <text:p text:style-name="P16"/>
      <text:p text:style-name="P17">L(θ, p, q) = (θp) m<text:span text:style-name="T27">i</text:span> · (θ(1 − p))f<text:span text:style-name="T27">i</text:span> · ((1 − θ)q<text:span text:style-name="T12">2</text:span> )<text:span text:style-name="T12">m</text:span><text:span text:style-name="T27">f</text:span> · ((1 − θ)(1 − q)<text:span text:style-name="T12">2</text:span>)<text:span text:style-name="T12">f</text:span><text:span text:style-name="T27">f</text:span> · ((1 − θ) · 2q(1 − q))<text:span text:style-name="T12">b</text:span></text:p>
      <text:p text:style-name="P17"/>
      <text:p text:style-name="P17"><text:tab/> <text:s text:c="3"/>= θ (m<text:span text:style-name="T27">i</text:span>+f<text:span text:style-name="T27">i</text:span>) (1 − θ) (m<text:span text:style-name="T27">f</text:span> +f<text:span text:style-name="T27">f</text:span> +b) · p<text:span text:style-name="T12">m</text:span><text:span text:style-name="T27">i</text:span> (1 − p) f<text:span text:style-name="T27">i</text:span> · q 2m<text:span text:style-name="T27">f</text:span> (1 − q)<text:span text:style-name="T12">2f</text:span><text:span text:style-name="T27">f</text:span> (2q(1 − q))<text:span text:style-name="T12">b</text:span></text:p>
      <text:p text:style-name="P17"/>
      <text:p text:style-name="P14"><text:soft-page-break/><text:span text:style-name="T25">Log </text:span>Likelihood</text:p>
      <text:p text:style-name="P10"/>
      <text:p text:style-name="P19">l(θ, p, q) </text:p>
      <text:p text:style-name="P19"/>
      <text:p text:style-name="P19">= (m<text:span text:style-name="T28">i</text:span>+f<text:span text:style-name="T28">i</text:span>)·log θ+(m<text:span text:style-name="T28">f</text:span>+f<text:span text:style-name="T28">f</text:span>+b)·log(1−θ)+m<text:span text:style-name="T28">i</text:span> ·log p+f<text:span text:style-name="T28">i</text:span> ·log(1−p)+2m<text:span text:style-name="T28">f</text:span> ·log q+2f<text:span text:style-name="T28">f</text:span> ·log(1−q)+b·log(2q(1−q)) </text:p>
      <text:p text:style-name="P19"/>
      <text:p text:style-name="P15"><text:span text:style-name="T32">Max</text:span><text:span text:style-name="T25"> </text:span>Likelihood</text:p>
      <text:p text:style-name="P15"/>
      <text:p text:style-name="P22">∂l/∂θ = <text:span text:style-name="T32">(</text:span>m<text:span text:style-name="T29">i</text:span> + f<text:span text:style-name="T29">i</text:span> <text:span text:style-name="T32">)/</text:span>θ − <text:span text:style-name="T32">(</text:span>m<text:span text:style-name="T29">f</text:span> + f<text:span text:style-name="T29">f</text:span> + b<text:span text:style-name="T32">)/ (</text:span>1 − θ<text:span text:style-name="T32">)</text:span> = 0 </text:p>
      <text:p text:style-name="P22">θ<text:span text:style-name="T29">ML</text:span> = <text:span text:style-name="T32">(</text:span>m<text:span text:style-name="T29">i</text:span> + f<text:span text:style-name="T29">i</text:span> <text:span text:style-name="T32">) / (</text:span>m<text:span text:style-name="T29">i</text:span> + f<text:span text:style-name="T29">i</text:span> + m<text:span text:style-name="T29">f</text:span> + f<text:span text:style-name="T29">f</text:span> + b <text:span text:style-name="T32">)</text:span> </text:p>
      <text:p text:style-name="P22"/>
      <text:p text:style-name="P22">∂l/∂p = m<text:span text:style-name="T29">i </text:span><text:s/>/ p − <text:span text:style-name="T32">(</text:span>m<text:span text:style-name="T29">i</text:span> + f<text:span text:style-name="T29">i</text:span><text:span text:style-name="T16"> )</text:span><text:span text:style-name="T15"> / </text:span><text:span text:style-name="T16">(</text:span>1 − p<text:span text:style-name="T32">)</text:span> = 0 </text:p>
      <text:p text:style-name="P22">p<text:span text:style-name="T29">ML</text:span> = m<text:span text:style-name="T29">i</text:span> / <text:span text:style-name="T32">(</text:span>m<text:span text:style-name="T29">i</text:span> + f<text:span text:style-name="T29">i</text:span> <text:span text:style-name="T32">)</text:span></text:p>
      <text:p text:style-name="P22"/>
      <text:p text:style-name="P22">∂l/∂q = <text:span text:style-name="T32">(</text:span>2m<text:span text:style-name="T29">f</text:span> + b<text:span text:style-name="T32">)</text:span> / q − <text:span text:style-name="T32">(</text:span>2f<text:span text:style-name="T29">f</text:span> + b<text:span text:style-name="T32">) /</text:span> <text:span text:style-name="T32">(</text:span>1 − q<text:span text:style-name="T32">)</text:span> = 0 </text:p>
      <text:p text:style-name="P22">q<text:span text:style-name="T29">ML</text:span> = <text:span text:style-name="T32">(</text:span>2m<text:span text:style-name="T29">f</text:span> + b<text:span text:style-name="T32">) /</text:span> <text:span text:style-name="T32">(</text:span>2m<text:span text:style-name="T29">f</text:span> + 2f<text:span text:style-name="T29">f</text:span> + 2b<text:span text:style-name="T32">)</text:span> </text:p>
      <text:p text:style-name="P22"/>
      <text:p text:style-name="P22"/>
      <text:p text:style-name="P32"><text:span text:style-name="T34">2) </text:span>P(X = k) = (1 - θ) k−1 θ </text:p>
      <text:p text:style-name="P23"/>
      <text:p text:style-name="P23"><text:span text:style-name="T33">L = ∏</text:span><text:span text:style-name="T13">n</text:span><text:span text:style-name="T30">i = 1</text:span><text:span text:style-name="T17"> (1 – θ)</text:span><text:span text:style-name="T13">k -1</text:span><text:span text:style-name="T17"> θ</text:span></text:p>
      <text:p text:style-name="P35"/>
      <text:p text:style-name="P24"><text:span text:style-name="T17">log L = Σ </text:span><text:span text:style-name="T14">n</text:span><text:span text:style-name="T31">i = 1 </text:span><text:span text:style-name="T17">log(</text:span><text:span text:style-name="T18">1 – θ</text:span><text:span text:style-name="T17">)</text:span><text:span text:style-name="T14">k -1</text:span><text:span text:style-name="T18"> </text:span><text:span text:style-name="T17">+ log </text:span><text:span text:style-name="T18">θ </text:span><text:span text:style-name="T19">= </text:span><text:span text:style-name="T31"><text:s/></text:span><text:span text:style-name="T17">log(</text:span><text:span text:style-name="T18">1 – θ</text:span><text:span text:style-name="T17">)</text:span><text:span text:style-name="T19">( </text:span><text:span text:style-name="T17">Σ </text:span><text:span text:style-name="T19">k - n)</text:span><text:span text:style-name="T18"> </text:span><text:span text:style-name="T17">+ </text:span><text:span text:style-name="T19">n</text:span><text:span text:style-name="T17"> log </text:span><text:span text:style-name="T18">θ</text:span></text:p>
      <text:p text:style-name="P35"/>
      <text:p text:style-name="P28"><text:span text:style-name="T17">d/d</text:span><text:span text:style-name="T18">θ</text:span><text:span text:style-name="T17"> log L = 0</text:span></text:p>
      <text:p text:style-name="P25"><text:span text:style-name="T17">-1 / (1 - </text:span><text:span text:style-name="T18">θ</text:span><text:span text:style-name="T17">)</text:span><text:span text:style-name="T19">(</text:span><text:span text:style-name="T20">Σ </text:span><text:span text:style-name="T19">k - n)</text:span><text:span text:style-name="T18"> </text:span><text:span text:style-name="T17">+ (n/ </text:span><text:span text:style-name="T18">θ</text:span><text:span text:style-name="T17">) = 0</text:span></text:p>
      <text:p text:style-name="P26"><text:span text:style-name="T19">(</text:span><text:span text:style-name="T20">Σ </text:span><text:span text:style-name="T19">k - n)</text:span><text:span text:style-name="T17"> / (1 - </text:span><text:span text:style-name="T18">θ</text:span><text:span text:style-name="T17">)</text:span><text:span text:style-name="T18"> </text:span><text:span text:style-name="T21">=</text:span><text:span text:style-name="T17"> (n/ </text:span><text:span text:style-name="T18">θ</text:span><text:span text:style-name="T17">)</text:span></text:p>
      <text:p text:style-name="P27"><text:span text:style-name="T17"><text:s/></text:span><text:span text:style-name="T18">θ </text:span><text:span text:style-name="T20">Σ </text:span><text:span text:style-name="T19">k - <text:s/></text:span><text:span text:style-name="T18">θ</text:span><text:span text:style-name="T21">n = n - <text:s/></text:span><text:span text:style-name="T18">θ</text:span><text:span text:style-name="T21">n</text:span></text:p>
      <text:p text:style-name="P28"><text:span text:style-name="T21"><text:s/></text:span><text:span text:style-name="T18">θ </text:span><text:span text:style-name="T22">= n / <text:s/></text:span><text:span text:style-name="T20">Σ </text:span><text:span text:style-name="T19">k </text:span><text:span text:style-name="T23">= 1 / k</text:span></text:p>
      <text:p text:style-name="P35"/>
      <text:p text:style-name="P47">Naive Pacbaby</text:p>
      <text:p text:style-name="P47"/>
      <text:p text:style-name="P36">a) </text:p>
      <text:p text:style-name="P36"/>
      <text:p text:style-name="P36">ŷ = argmax( p(y)p(m|y)p(b|y)p(h|y) ) </text:p>
      <text:p text:style-name="P38">The parameters are the prior / conditional probabilities of seeing the feature give the class.</text:p>
      <text:p text:style-name="P38"/>
      <text:p text:style-name="P38">b) </text:p>
      <text:p text:style-name="P37"/>
      <text:p text:style-name="P39">P(y = +1): 4/6</text:p>
      <text:p text:style-name="P39">P(y = -1): 2/6</text:p>
      <text:p text:style-name="P39"/>
      <text:p text:style-name="P39">P(m = 1| y = +1): 2/4<text:tab/><text:tab/><text:tab/>P(m = 1| y = -1): 2/2</text:p>
      <text:p text:style-name="P39">P(b = 1| y = +1): 2/4 <text:s/><text:tab/><text:tab/><text:tab/>P(b = 1| y = -1): ½ </text:p>
      <text:p text:style-name="P39">P(h = 1| y = +1): ¼<text:tab/><text:tab/><text:tab/>P(h = 1| y = -1): 2/2</text:p>
      <text:p text:style-name="P39"/>
      <text:p text:style-name="P56"/>
      <text:p text:style-name="P41">c)</text:p>
      <text:p text:style-name="P41"/>
      <text:p text:style-name="P30"><text:span text:style-name="T24">If </text:span><text:span text:style-name="T17">y = </text:span><text:span text:style-name="T24">+</text:span><text:span text:style-name="T17">1, x = (m = 0, b = 0, h = 1)</text:span></text:p>
      <text:p text:style-name="P42"/>
      <text:p text:style-name="P30"><text:span text:style-name="T17">P(y = </text:span><text:span text:style-name="T24">+</text:span><text:span text:style-name="T17">1)P(m = 0|y = </text:span><text:span text:style-name="T24">+</text:span><text:span text:style-name="T17">1)P(b = 0|y = </text:span><text:span text:style-name="T24">+</text:span><text:span text:style-name="T17">1)P(h = 1|y = </text:span><text:span text:style-name="T24">+</text:span><text:span text:style-name="T17">1) </text:span></text:p>
      <text:p text:style-name="P42">(4/6)(2/4)(2/4)(1/4) = 1/24</text:p>
      <text:p text:style-name="P42"/>
      <text:p text:style-name="P43">If y = -1</text:p>
      <text:p text:style-name="P43"/>
      <text:p text:style-name="P43">P(m = 0|y = -1) = 0</text:p>
      <text:p text:style-name="P43"/>
      <text:p text:style-name="P43">Pacbaby would classify this as Pacman. </text:p>
      <text:p text:style-name="P43"/>
      <text:p text:style-name="P43">d)</text:p>
      <text:p text:style-name="P43"/>
      <text:p text:style-name="P29"><text:span text:style-name="T17">P(y = +1): </text:span><text:span text:style-name="T24">5/8</text:span></text:p>
      <text:p text:style-name="P29"><text:span text:style-name="T17">P(y = -1): </text:span><text:span text:style-name="T24">3/8</text:span></text:p>
      <text:p text:style-name="P40"/>
      <text:p text:style-name="P29"><text:span text:style-name="T17">P(m = 1| y = +1): </text:span><text:span text:style-name="T24">3/6</text:span><text:span text:style-name="T17"><text:tab/><text:tab/><text:tab/>P(m = 1| y = -1): </text:span><text:span text:style-name="T24">3/4</text:span></text:p>
      <text:p text:style-name="P29"><text:span text:style-name="T17">P(b = 1| y = +1): </text:span><text:span text:style-name="T24">3/6</text:span><text:span text:style-name="T17"> <text:s/><text:tab/><text:tab/><text:tab/>P(b = 1| y = -1): </text:span><text:span text:style-name="T24">2/4</text:span></text:p>
      <text:p text:style-name="P29"><text:span text:style-name="T17">P(h = 1| y = +1): </text:span><text:span text:style-name="T24">2/6</text:span><text:span text:style-name="T17"><text:tab/><text:tab/><text:tab/>P(h = 1| y = -1): </text:span><text:span text:style-name="T24">¾</text:span></text:p>
      <text:p text:style-name="P43"/>
      <text:p text:style-name="P44">P(y = +1)P(m = 0|y = +1)P(b = 0|y = +1)P(h = 1|y = +1)</text:p>
      <text:p text:style-name="P31"><text:span text:style-name="T24">(</text:span><text:span text:style-name="T17">5/8)(3/6)(3/6)(2/6) = 5/96</text:span></text:p>
      <text:p text:style-name="P46"/>
      <text:p text:style-name="P44">P(y = -1)P(m = 0|y = -1)P(b = 0|y = -1)P(h = 1|y = -1)</text:p>
      <text:p text:style-name="P31"><text:span text:style-name="T24">(</text:span><text:span text:style-name="T17">3/8)(1/4)(2/4)(3/4) = 9/256</text:span></text:p>
      <text:p text:style-name="P46"/>
      <text:p text:style-name="P45">Pacbaby would classify this as Pacman. </text:p>
      <text:p text:style-name="P45"/>
      <text:p text:style-name="P48">Naive Bayes</text:p>
      <text:p text:style-name="P48"/>
      <text:p text:style-name="P50">a)</text:p>
      <text:p text:style-name="P51"/>
      <text:p text:style-name="P52">P(Y = spam | w1 = perfect, w2 = note) &gt; P(Y = ham | w1 = perfect, w2 = note) </text:p>
      <text:p text:style-name="P52"/>
      <text:p text:style-name="P52">P(w1 = perfect | Y = s)P(w2 = note | Y = s)P(Y = s) &gt; P(w1 = perfect | Y = h)P(w2 = note | Y = h)P(Y = h) </text:p>
      <text:p text:style-name="P52"/>
      <text:p text:style-name="P52">1/8 ∗ 1/6 ∗ P(Y = spam) &gt; 1/12 ∗ 1/8 ∗ (1 − P(Y = spam))</text:p>
      <text:p text:style-name="P52"/>
      <text:p text:style-name="P52">2/96 ∗ P(Y = spam) &gt; 1/96 − 1/96 ∗ P(Y = spam) </text:p>
      <text:p text:style-name="P52"/>
      <text:p text:style-name="P52">3/96 ∗ P(Y = spam) &gt; 1/96 </text:p>
      <text:p text:style-name="P52"/>
      <text:p text:style-name="P52">P(Y = spam) &gt; 1/3 </text:p>
      <text:p text:style-name="P52"/>
      <text:p text:style-name="P53">P(Y = spam) &gt; 0.33</text:p>
      <text:p text:style-name="P53"/>
      <text:p text:style-name="P55">b)</text:p>
      <text:p text:style-name="P55"><text:soft-page-break/></text:p>
      <text:p text:style-name="P54">Intuitively, the conditional probability is P(word | it’s a word in an email of type Y). We estimate this probability with word counts: </text:p>
      <text:p text:style-name="P54"/>
      <text:p text:style-name="P54">P(W = sir | Y = spam) = <text:span text:style-name="T35">[</text:span>cw(W = sir, Y = spam)/cw(total)<text:span text:style-name="T35">]</text:span> / <text:span text:style-name="T35">[</text:span>cw(Y = spam)/cw(total) <text:span text:style-name="T35">]</text:span></text:p>
      <text:p text:style-name="P54"/>
      <text:p text:style-name="P54"><text:tab/><text:tab/><text:tab/>= cw(W = sir, Y = spam) / cw(Y = spam)) = 1/13</text:p>
      <text:p text:style-name="P54"/>
      <text:p text:style-name="P54">Similarly, P(W = watch | Y = ham) = 1 / 9 </text:p>
      <text:p text:style-name="P54"/>
      <text:p text:style-name="P54">The word “gauntlet” does not occur in our training emails, and since we’re not smoothing, we estimate its conditional probability to be 0. </text:p>
      <text:p text:style-name="P54"/>
      <text:p text:style-name="P54">Estimating the prior probability P(Y = ham) only requires counting emails: ce(Y =ham) / ce(total) = 2 / 3</text:p>
      <text:p text:style-name="P54"/>
      <text:p text:style-name="P49">c)</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Roboto" svg:font-family="Roboto, arial, sans-serif"/>
    <style:font-face style:name="Liberation Serif1" svg:font-family="'Liberation Serif'" style:font-family-generic="roman"/>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3-19T14:34:35.754000000</meta:creation-date>
    <meta:generator>LibreOffice/7.0.3.1$Windows_X86_64 LibreOffice_project/d7547858d014d4cf69878db179d326fc3483e082</meta:generator>
    <dc:date>2022-03-27T13:56:09.721000000</dc:date>
    <meta:editing-duration>PT19H13M16S</meta:editing-duration>
    <meta:editing-cycles>36</meta:editing-cycles>
    <meta:document-statistic meta:table-count="0" meta:image-count="0" meta:object-count="0" meta:page-count="4" meta:paragraph-count="92" meta:word-count="914" meta:character-count="4040" meta:non-whitespace-character-count="3145"/>
  </office:meta>
</office:document-meta>
</file>